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044" officeooo:paragraph-rsid="0016d044"/>
    </style:style>
    <style:style style:name="P2" style:family="paragraph" style:parent-style-name="Standard">
      <style:text-properties officeooo:rsid="00182e36" officeooo:paragraph-rsid="00182e36"/>
    </style:style>
    <style:style style:name="P3" style:family="paragraph" style:parent-style-name="Standard">
      <style:text-properties officeooo:rsid="0019e201" officeooo:paragraph-rsid="0019e201"/>
    </style:style>
    <style:style style:name="P4" style:family="paragraph" style:parent-style-name="Standard">
      <style:text-properties officeooo:rsid="001baf09" officeooo:paragraph-rsid="001baf09"/>
    </style:style>
    <style:style style:name="P5" style:family="paragraph" style:parent-style-name="Standard">
      <style:text-properties officeooo:rsid="001c6590" officeooo:paragraph-rsid="001c6590"/>
    </style:style>
    <style:style style:name="P6" style:family="paragraph" style:parent-style-name="Standard">
      <style:text-properties officeooo:rsid="001e6637" officeooo:paragraph-rsid="001e6637"/>
    </style:style>
    <style:style style:name="P7" style:family="paragraph" style:parent-style-name="Standard">
      <style:text-properties officeooo:rsid="001cb4d4" officeooo:paragraph-rsid="001cb4d4"/>
    </style:style>
    <style:style style:name="P8" style:family="paragraph" style:parent-style-name="Standard">
      <style:text-properties officeooo:rsid="00211903" officeooo:paragraph-rsid="00211903"/>
    </style:style>
    <style:style style:name="P9" style:family="paragraph" style:parent-style-name="Standard">
      <style:text-properties officeooo:rsid="0021f682" officeooo:paragraph-rsid="0021f682"/>
    </style:style>
    <style:style style:name="T1" style:family="text">
      <style:text-properties officeooo:rsid="001f1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cadastro de produtos quando a categoria não for escolhiida colocar um warning no javascript</text:p>
      <text:p text:style-name="P1"/>
      <text:p text:style-name="P2">No cadastro de contas quando a taxa de depósito não for preenchida colocar um warning no javascript, bem como se não for selecionado o tipo de conta.</text:p>
      <text:p text:style-name="P2"/>
      <text:p text:style-name="P3">No cadastro de contas aparecer valor dod ólar médio apenas quanto a categoria for dólar ou dṕolar no paraguai.</text:p>
      <text:p text:style-name="P3"/>
      <text:p text:style-name="P3">No cadastro de conta os campos de taxa só devem aparecer quando for selecionado a conta Cartão de Crédito.</text:p>
      <text:p text:style-name="P3"/>
      <text:p text:style-name="P4">Colocar gerador de SKU automático no cadastro de produtos.</text:p>
      <text:p text:style-name="P4"/>
      <text:p text:style-name="P5">Fazer cálculo do valor total em compras baseado no preço e na quantidade</text:p>
      <text:p text:style-name="P5"/>
      <text:p text:style-name="P6">No cadastro de <text:span text:style-name="T1">compras e vendas</text:span> não deixar submeter sem a data.</text:p>
      <text:p text:style-name="P5"/>
      <text:p text:style-name="P7">Fazer busca de produto listado em select em Compras.</text:p>
      <text:p text:style-name="P7"/>
      <text:p text:style-name="P8">Desabilitar Taxa de Depósito quando o tipo de conta for cartão de crédito</text:p>
      <text:p text:style-name="P8"/>
      <text:p text:style-name="P8">Desabilitar Taxas de parcelamento quando a conta não for cartão de crédito</text:p>
      <text:p text:style-name="P8"/>
      <text:p text:style-name="P8">Habilitar Valor do Dólar Médio apenas quando a conta for Dólar ou Dólar no Paraguai</text:p>
      <text:p text:style-name="P8"/>
      <text:p text:style-name="P9">Não deixar receber se a data de recebimento não for preenchida em parcelas a receber mod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4:29:17.419012884</meta:creation-date>
    <dc:date>2023-11-05T12:39:13.562107069</dc:date>
    <meta:editing-duration>PT1H19M59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12" meta:word-count="179" meta:character-count="1025" meta:non-whitespace-character-count="858"/>
  </office:meta>
</office:document-meta>
</file>